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9-25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8-27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7-25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4-24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3-12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2-24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5-01-27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12-3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10-25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9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8-30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7-29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6-26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5-28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4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3-28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4-01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12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11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10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9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8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7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6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5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3-04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12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11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10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9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8-2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7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6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5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4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3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2-01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11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10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9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8-3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7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6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5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4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3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2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1-01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11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10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9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8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7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6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5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20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12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11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10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9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8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7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6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4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9-03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8-08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8-07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8-06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1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9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8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6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4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3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7-01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12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1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10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9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8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7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6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5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4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3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2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6-01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12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11-2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10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9-23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8-26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7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6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5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4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3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5-01-2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12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11-2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10-2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9-3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8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7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6-2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5-2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4-29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3-2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2-25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4-01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12-3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11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10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9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7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6-2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5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4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3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2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3-01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12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11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9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8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7-1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6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5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4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3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2-01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12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10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9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8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7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6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5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3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1-01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1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10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7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10-02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9-02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5-17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10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9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8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6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5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4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3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5-02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12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11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9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8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7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6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5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4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3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2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4-01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12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1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10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9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7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5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3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3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2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8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4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4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3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8-01-02 0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9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439079231801</text:p>
          </table:table-cell>
          <table:table-cell office:value-type="string" calcext:value-type="string">
            <text:p>GA Eb <text:s/>78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22" meta:object-count="0"/>
    <meta:user-defined meta:name="AppVersion">3.0</meta:user-defined>
  </office:meta>
</office:document-meta>
</file>